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Jakube,</text:p>
      <text:p text:style-name="Normal">v tento den lásky chci podělit o zvláštní pouto, které nás spojuje - naše čínské znamení Kohouta. Jako dva kohouti na stejném dvorku jsme se setkali, sdílejíce nejen svítání nových dnů, ale i navzájem obohacující se výzvy. Kohouti střeží svůj kout přírody s odvahou, stejně jako ty ochraňuješ krásu světa s neochvějným důrazem na spravedlnost a harmonii, vedle tebe stojím, srdce plné obdivu k tvému spojenectví s archandělem Arielem. Nechť tato Valentýnská oslava znovu potvrzuje náš vzájemný závazek chránit to, co je nám drahé, zachovávajíce sílu a laskavost, která značí anděla našeho spojení. V tento den a vždy ti přeji lásku, která podporuje, povzbuzuje a oslavuje naši společnou vášeň pro ochranu a krásu života.</text:p>
      <text:p text:style-name="Normal">S láskou a vděčností za vše, co sdílím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